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contextual-spacing="false"/>
    </style:style>
    <style:style style:name="P9" style:family="paragraph" style:parent-style-name="Standard">
      <style:paragraph-properties fo:margin-top="0in" fo:margin-bottom="0in" style:contextual-spacing="false"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contextual-spacing="false"/>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0"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Heading_20_1" style:master-page-name="First_20_Page">
      <style:paragraph-properties style:page-number="auto"/>
    </style:style>
    <style:style style:name="P27"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f0c3" style:font-size-asian="8pt" style:font-size-complex="8pt"/>
    </style:style>
    <style:style style:name="T4" style:family="text">
      <style:text-properties fo:font-size="8pt" officeooo:rsid="00169d20" style:font-size-asian="8pt" style:font-size-complex="8pt"/>
    </style:style>
    <style:style style:name="T5" style:family="text">
      <style:text-properties fo:font-size="9pt" style:font-size-asian="9pt"/>
    </style:style>
    <style:style style:name="T6" style:family="text">
      <style:text-properties fo:font-style="normal" style:font-style-asian="normal" style:font-style-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33% 80%"/>
    </style:style>
    <style:style style:name="T9" style:family="text">
      <style:text-properties fo:font-style="italic" style:font-style-asian="italic" style:font-style-complex="italic"/>
    </style:style>
    <style:style style:name="T10" style:family="text">
      <style:text-properties style:text-position="super 58%"/>
    </style:style>
    <style:style style:name="T11" style:family="text">
      <style:text-properties style:text-underline-style="solid" style:text-underline-width="auto" style:text-underline-color="font-color"/>
    </style:style>
    <style:style style:name="T12" style:family="text">
      <style:text-properties officeooo:rsid="000c6795"/>
    </style:style>
    <style:style style:name="T13" style:family="text">
      <style:text-properties officeooo:rsid="000d290c"/>
    </style:style>
    <style:style style:name="T14" style:family="text">
      <style:text-properties officeooo:rsid="000e722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7">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577600094406067014" text:style-name="L1">
        <text:list-item>
          <text:p text:style-name="P18">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10">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2" draw:name="graphics2" text:anchor-type="paragraph" svg:width="5.5047in" svg:height="4.4681in" draw:z-index="1"><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7">by the datagram protocol itself, just passed through. Some possible approaches include:</text:span></text:p>
      <text:list xml:id="list3596395986969695545" text:style-name="L2">
        <text:list-item>
          <text:p text:style-name="P19">Don't use it at all. There are no replies to operations.</text:p>
        </text:list-item>
        <text:list-item>
          <text:p text:style-name="P19">Don't use it at all. Each operation consists of a command datagram, and some other message or datagram in reply.</text:p>
        </text:list-item>
        <text:list-item>
          <text:p text:style-name="P19"><text:soft-page-break/>When the operation usually succeeds immediately, that success can be signaled by the Datagram Received OK message. <text:s/>Delayed success or failure can then be signaled by Datagram Received OK with the Reply Pending bit set, followed by a later datagram or message that carries the completion message. <text:s/>The Reply Pending bit then tells the datagram originator whether the operation is done, or whether it needs to wait for a further reply.</text:p>
        </text:list-item>
      </text:list>
      <text:p text:style-name="P12">The Timeout Value field can be used by higher-level protocols to provide feedback on how long an operation will take. <text:s/>This could be used to provide a progress indic<text:span text:style-name="T12">a</text:span>tor or trip an error recovery operation when needed. A zero value, the default with nothing is provided, means no information. The higher level protocol that defines use of the datagram should define how to recover from timeout errors.</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7">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3401345352921898872" text:style-name="L3">
        <text:list-item>
          <text:p text:style-name="P21">“Permanent error” — This node does not process datagrams, will not accept a datagram from this source, or for some other reason will not ever be able to accept this particular datagram. The datagram should not be retransmitted.</text:p>
        </text:list-item>
        <text:list-item>
          <text:p text:style-name="P21">“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7">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7">this</text:span> type under any circumstance. If the node implements the Datagram Transport protocol, it should use this to reject datagrams that it cannot process because they are of an unknown type. Rejecting the interaction with an Optional Interaction Rejected message (see “OpenLCB Message Network Standard”) should only be used by nodes that don't implement the Datagram Transport protocol because it carries the notion that the Datagram Protocol isn't supported.</text:p>
      <text:p text:style-name="Standard"><text:soft-page-break/>“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7">the</text:span> Transport error cases.</text:p>
      <text:p text:style-name="Standard">The bits <text:span text:style-name="T13">0-3</text:span> can be used for code for <text:span text:style-name="T7">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text:soft-page-break/><text:span text:style-name="T14">Adaptation to</text:span>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9173255995542425543" text:style-name="L4">
        <text:list-item>
          <text:p text:style-name="P22">CAN-Datagram Content Single Frame — Note that zero-length datagrams are valid.</text:p>
        </text:list-item>
        <text:list-item>
          <text:p text:style-name="P22">CAN-Datagram Content First Frame — Note that there's no requirement that this contain 8 bytes. This is to keep the total number of frames in a Datagram Content message bounded.</text:p>
        </text:list-item>
        <text:list-item>
          <text:p text:style-name="P22">CAN-Datagram Content Middle Frame — Note that there's no requirement that this contain 8 bytes. It cannot be empty, though.</text:p>
        </text:list-item>
        <text:list-item>
          <text:p text:style-name="P22">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7">at their destination node C. <text:s/>Datagram implementations need to track this in their internal state. <text:s/>Approaches include:</text:span></text:p>
      <text:list xml:id="list8441001933690732101" text:style-name="L5">
        <text:list-item>
          <text:p text:style-name="P20">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20">Having multiple buffers in which the datagrams are separately accumulated.</text:p>
        </text:list-item>
      </text:list>
      <text:p text:style-name="P12">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7">that</text:span> says that CAN frames <text:span text:style-name="T7">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text:soft-page-break/>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7">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9">not</text:span> an out-of-spec condition, and the protocol defines exactly how the node is to react. There's no flexibility in this case. The receiving node <text:span text:style-name="T6">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906856180686989539" text:style-name="L6">
        <text:list-item>
          <text:p text:style-name="P23">Memory configuration: Simple one-value reads and writes of configuration data are one-to-one operations that need to exchange 4-8-16-32 bytes of data.</text:p>
        </text:list-item>
        <text:list-item>
          <text:p text:style-name="P23"><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3">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7">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Standard"/>
      <text:p text:style-name="Standard"><draw:frame draw:style-name="fr3" draw:name="graphics5" text:anchor-type="char" svg:width="5.8252in" svg:height="4.602in" draw:z-index="3"><draw:image xlink:href="../mscgen/DatagramOK.png" xlink:type="simple" xlink:show="embed" xlink:actuate="onLoad"/></draw:frame><text:soft-page-break/></text:p>
      <text:p text:style-name="P9">Transferring a datagram using three CAN frames. Note buffering.</text:p>
      <text:p text:style-name="Caption"/>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text:soft-page-break/>Rejected interleaved CAN datagram case</text:h>
      <text:p text:style-name="Standard"><draw:frame draw:style-name="fr4" draw:name="graphics3" text:anchor-type="paragraph" svg:width="4.95in" svg:height="7.8799in" draw:z-index="2"><draw:image xlink:href="../mscgen/DatagramInterleave.png" xlink:type="simple" xlink:show="embed" xlink:actuate="onLoad"/></draw:frame></text:p>
      <text:p text:style-name="Standard">Example of a node receiving two overlapping datagrams, rejecting one, <text:span text:style-name="T7">and</text:span> then receiving the retransmission.</text:p>
      <text:h text:style-name="Heading_20_3" text:outline-level="3"><text:soft-page-break/>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8">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text:bookmark-start text:name="__RefHeading__9244_1759830957"/>Datagram Content<text:bookmark-end text:name="__RefHeading__9244_1759830957"/></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816084515523438315" text:style-name="L7">
        <text:list-item>
          <text:p text:style-name="P24"><text:soft-page-break/>A one-byte ID field with a central sequential method of assignment. <text:span text:style-name="T7">It is</text:span> called the “Datagram Content ID”. This is small, so doesn't use much space on CAN, but requires central recording of IDs.</text:p>
        </text:list-item>
        <text:list-item>
          <text:p text:style-name="P24">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7">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text:bookmark-ref text:reference-format="chapter" text:ref-name="__RefHeading__9244_1759830957">3.4</text:bookmark-ref> <text:bookmark-ref text:reference-format="text" text:ref-name="__RefHeading__9244_1759830957">Datagram Content</text:bookmark-ref>),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11">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890958919156718991" text:style-name="L8">
        <text:list-item>
          <text:p text:style-name="P25">Node A creates a datagram for node B in its buffer and starts to send it.</text:p>
        </text:list-item>
        <text:list-item>
          <text:p text:style-name="P25">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7">It is</text:span> therefore easiest for an implementation to provide for two buffers if i<text:span text:style-name="T7">t is</text:span> likely to send and receive datagrams asynchronously.</text:p>
      <text:p text:style-name="Standard">The datagram protocol allows all nodes to reject a datagram when i<text:span text:style-name="T7">t has</text:span> been totally received. CAN and other wire protocols, because they require fragmentation of the datagram into smaller segments, therefore also allow an early rejection of a datagram. This mechanism can help keep buffers clear, but it<text:span text:style-name="T7"> is</text:span> not required that CAN implementations use this mechanism.</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7"><text:s/>2.1 Introduction<text:tab/>1</text:p>
          <text:p text:style-name="P17"><text:s/>2.2 Intended Use<text:tab/>1</text:p>
          <text:p text:style-name="P17"><text:s/>2.3 References and Context<text:tab/>1</text:p>
          <text:p text:style-name="P17"><text:s/>2.4  Message Formats<text:tab/>1</text:p>
          <text:p text:style-name="P16"><text:s/>2.4.1 Datagram Content<text:tab/>1</text:p>
          <text:p text:style-name="P16"><text:s/>2.4.2 Datagram Received OK<text:tab/>2</text:p>
          <text:p text:style-name="P16"><text:s/>2.4.3 Datagram Rejected<text:tab/>3</text:p>
          <text:p text:style-name="P15"><text:s/>2.4.3.1 Error Codes<text:tab/>3</text:p>
          <text:p text:style-name="P17"><text:s/>2.5 States<text:tab/>4</text:p>
          <text:p text:style-name="P17"><text:s/>2.6 Interactions<text:tab/>4</text:p>
          <text:p text:style-name="P16"><text:s/>2.6.1 Normal Transmission<text:tab/>4</text:p>
          <text:p text:style-name="P16"><text:s/>2.6.2 Rejected Transmission<text:tab/>4</text:p>
          <text:p text:style-name="P17"><text:s/>2.7 Adaptation to CAN Transport<text:tab/>5</text:p>
          <text:p text:style-name="P16"><text:s/>2.7.1 CAN Message Formats<text:tab/>5</text:p>
          <text:p text:style-name="P16"><text:s/>2.7.2 CAN States<text:tab/>5</text:p>
          <text:p text:style-name="P16"><text:s/>2.7.3 CAN Interactions<text:tab/>5</text:p>
          <text:p text:style-name="P15"><text:s/>2.7.3.1 Normal Transmission<text:tab/>5</text:p>
          <text:p text:style-name="P15"><text:s/>2.7.3.2 Rejected Transmission<text:tab/>6</text:p>
          <text:p text:style-name="P14"><text:s/>3 Background Information<text:tab/>6</text:p>
          <text:p text:style-name="P17"><text:s/>3.1 Use Cases<text:tab/>6</text:p>
          <text:p text:style-name="P17"><text:s/>3.2 Discussion<text:tab/>7</text:p>
          <text:p text:style-name="P17"><text:s/>3.3 Examples<text:tab/>7</text:p>
          <text:p text:style-name="P16"><text:s/>3.3.1 Normal CAN case<text:tab/>7</text:p>
          <text:p text:style-name="P16"><text:s/>3.3.2 Short CAN datagram case<text:tab/>8</text:p>
          <text:p text:style-name="P16"><text:s/>3.3.3 Rejected short CAN datagram case<text:tab/>8</text:p>
          <text:p text:style-name="P16"><text:s/>3.3.4 Rejected interleaved CAN datagram case<text:tab/>9</text:p>
          <text:p text:style-name="P16"><text:s/>3.3.5 Command/Reply Example<text:tab/>10</text:p>
          <text:p text:style-name="P16"><text:s/>3.3.6 Back and Forth Datagram Protocol<text:tab/>10</text:p>
          <text:p text:style-name="P17"><text:s/>3.4 Datagram Content<text:tab/>10</text:p>
          <text:p text:style-name="P17"><text:s/>3.5 Numerology<text:tab/>11</text:p>
          <text:p text:style-name="P17"><text:s/>3.6 Future Extensions<text:tab/>12</text:p>
          <text:p text:style-name="P16"><text:s/>3.6.1 Global Datagrams<text:tab/>12</text:p>
          <text:p text:style-name="P16"><text:s/>3.6.2 CAN Extensions<text:tab/>12</text:p>
          <text:p text:style-name="P17"><text:s/>3.7 Implementation Not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0549in" style:rel-column-width="562*"/>
    </style:style>
    <style:style style:name="Table1.C" style:family="table-column">
      <style:table-column-properties style:column-width="1.5097in" style:rel-column-width="15472*"/>
    </style:style>
    <style:style style:name="Table1.D" style:family="table-column">
      <style:table-column-properties style:column-width="1.5188in" style:rel-column-width="1556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officeooo:rsid="0012f0c3" officeooo:paragraph-rsid="0012f0c3"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2f0c3" style:font-size-asian="8pt" style:font-size-complex="8pt"/>
    </style:style>
    <style:style style:name="MT3" style:family="text">
      <style:text-properties fo:font-size="8pt" officeooo:rsid="00169d2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CAN Datagram Transport Technical Note</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4</text:page-number></text:span></text:span><text:span text:style-name="Page_20_Number"><text:span text:style-name="MT1"> of </text:span></text:span><text:span text:style-name="Page_20_Number"><text:span text:style-name="MT1"><text:page-count style:num-format="1">14</text:page-count></text:span></text:span><text:span text:style-name="Page_20_Number"><text:span text:style-name="MT1"> - </text:span></text:span><text:span text:style-name="Page_20_Number"><text:span text:style-name="MT2">Feb 17, </text:span></text:span><text:span text:style-name="Page_20_Number"><text:span text:style-name="MT3">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Datagram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7,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4</text:page-count></text:span></text:span><text:span text:style-name="Page_20_Number"><text:span text:style-name="MT5"> - </text:span></text:span><text:span text:style-name="Page_20_Number"><text:span text:style-name="MT2">Feb 17,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Datagram Transport Technical Note</dc:title>
    <meta:initial-creator>Alex Shepherd</meta:initial-creator>
    <meta:creation-date>2009-01-22T07:11:27</meta:creation-date>
    <meta:editing-cycles>133</meta:editing-cycles>
    <meta:editing-duration>P1DT19M24S</meta:editing-duration>
    <meta:generator>LibreOffice/4.2.7.2$Linux_X86_64 LibreOffice_project/420m0$Build-2</meta:generator>
    <dc:date>2015-02-17T01:11:16.315547037</dc:date>
    <dc:creator>Balazs Racz</dc:creator>
    <meta:printed-by>Bob Jacobsen</meta:printed-by>
    <meta:print-date>2013-04-13T07:58:02</meta:print-date>
    <meta:document-statistic meta:table-count="1" meta:image-count="4" meta:object-count="0" meta:page-count="14" meta:paragraph-count="201" meta:word-count="4765" meta:character-count="28906" meta:non-whitespace-character-count="24209"/>
    <meta:user-defined meta:name="Info 1"/>
    <meta:user-defined meta:name="Info 2"/>
    <meta:user-defined meta:name="Info 3"/>
    <meta:user-defined meta:name="Info 4"/>
  </office:meta>
</office:document-meta>
</file>